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cording started at 2:03</text:p>
      <text:p text:style-name="P1">Gilded age</text:p>
      <text:p text:style-name="P1">Understand concentration of wealth and power in United States</text:p>
      <text:p text:style-name="P1"/>
      <text:p text:style-name="P1">Grange mobilized political power of farmers.</text:p>
      <text:p text:style-name="P1">Grange had over 1 ½ million members</text:p>
      <text:p text:style-name="P1">Farmers mutual benefit organizations emerged.</text:p>
      <text:p text:style-name="P1">“Producerist” ideology: Those who put in the labor for a product deserve the full value of that labor.</text:p>
      <text:p text:style-name="P1">Is a republican ethic/value.</text:p>
      <text:p text:style-name="P1"/>
      <text:p text:style-name="P1">In 1887, congress passed the Dawes Act. (20 minutes in notes on Dawes Act)</text:p>
      <text:p text:style-name="P1"/>
      <text:p text:style-name="P1">(Dawes Act end 24-25 minutes)</text:p>
      <text:p text:style-name="P1">Changed the way American Government interacted with and treated native Americans. In 1871 had done away with dealing with individual tribes to treating them as a single group. Trying to “make them white”. “get white and get out of the land”. </text:p>
      <text:p text:style-name="P1">Would give them full citizenship &amp; rights if:</text:p>
      <text:p text:style-name="P1">tribes relocated from land given to them</text:p>
      <text:p text:style-name="P1">no longer hold land in common but parcel it out to individual families, tribe does not control the land.</text:p>
      <text:p text:style-name="P1">Renounce everything about native society. Embrace white patterns of land ownership style.</text:p>
      <text:p text:style-name="P1"/>
      <text:p text:style-name="P1">Wanted males to <text:s/>live like white men, civilized, bread winners, christians, etc. leave the reservations for education, etc.</text:p>
      <text:p text:style-name="P1"/>
      <text:p text:style-name="P1">used to own 138 million acres by 1940 lost 90 million of those. </text:p>
      <text:p text:style-name="P1"/>
      <text:p text:style-name="P1">In one day in OK in 1889, 50k white setttlers claimed 2 million acres of indian land. </text:p>
      <text:p text:style-name="P1"/>
      <text:p text:style-name="P1">2 strategies <text:s text:c="3"/>when natives resisted:</text:p>
      <text:p text:style-name="P1">kill buffalo off which supported them</text:p>
      <text:p text:style-name="P1">massacre native men, women &amp; children</text:p>
      <text:p text:style-name="P1">Sand Creek Massacre was vicious</text:p>
      <text:p text:style-name="P1">one example of natives fighting back was Battle of Little Bighorn, where Custer and his troops massacred by the Indians but usually the other way around </text:p>
      <text:p text:style-name="P1"/>
      <text:p text:style-name="P1"/>
      <text:p text:style-name="P1">Idea of the Gilded Age comes from book by Mark Twain. Criticized the culture of greed, get rich quick, no consequences. Corruption, politics, superficial nature of american life, “Gilded”, as in gold covered. Looks good from outside, but inside is different story...</text:p>
      <text:p text:style-name="P1"/>
      <text:p text:style-name="P1">Aristocratic society is un-American.</text:p>
      <text:p text:style-name="P1"/>
      <text:p text:style-name="P1">Gilded Age is the period where the poor worship the wealthy. </text:p>
      <text:p text:style-name="P1"/>
      <text:p text:style-name="P1">Muckrakers were investigative journalists. Non partisan. Got their info from court cases, <text:s/>many sources, corporate filings, police blotters, etc to try to introduce change &amp; reform via newspaper articles, etc. </text:p>
      <text:p text:style-name="P1"><text:soft-page-break/>As the paper to print on got cheaper, (38-39 minutes) now an print newspapers every single day. Also weekly and monthly periodicals (Harpers Weekly, etc) rising literacy rates. <text:s/></text:p>
      <text:p text:style-name="P1">Wrote about politics, economics, etc trying to “shame” good citizens into taking action. Highly factual information presented by muckrakers. They were neutral and trying to promote good, fair government, etc. </text:p>
      <text:p text:style-name="P1">The idea of muckrakers was to investigate and report on things that needed change.</text:p>
      <text:p text:style-name="P1">The point was to essentially shame the community into making changes and reform.</text:p>
      <text:p text:style-name="P1"/>
      <text:p text:style-name="P1">Famous muckraking books</text:p>
      <text:p text:style-name="P1">Jacob Riis. </text:p>
      <text:p text:style-name="P1">Fascinated by photographic cameras. Also seeing poverty &amp; wealth side by side. Went around with cops, etc to document poverty, and poor people. The Underside. Tenements. No water, no electricity. Immigrants. Horrible conditions, overcrowding. People just trying to survive. </text:p>
      <text:p text:style-name="P1">Who is standing up for these people?</text:p>
      <text:p text:style-name="P1">(42 minutes)</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text:creation-date style:data-style-name="N37">02/21/18</text:creation-da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thy Cayer</meta:initial-creator>
    <meta:creation-date>2018-02-21T13:52:53.18</meta:creation-date>
    <meta:generator>OpenOffice/4.1.3$Win32 OpenOffice.org_project/413m1$Build-9783</meta:generator>
    <dc:date>2018-05-10T15:04:54.21</dc:date>
    <dc:creator>Timothy Cayer</dc:creator>
    <meta:editing-duration>PT20H25M18S</meta:editing-duration>
    <meta:editing-cycles>19</meta:editing-cycles>
    <meta:document-statistic meta:table-count="0" meta:image-count="0" meta:object-count="0" meta:page-count="2" meta:paragraph-count="37" meta:word-count="484" meta:character-count="3029"/>
  </office:meta>
</office:document-meta>
</file>